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545d" officeooo:paragraph-rsid="0006545d"/>
    </style:style>
    <style:style style:name="P2" style:family="paragraph" style:parent-style-name="Standard" style:list-style-name="L1">
      <style:text-properties officeooo:rsid="0006545d" officeooo:paragraph-rsid="00088580"/>
    </style:style>
    <style:style style:name="P3" style:family="paragraph" style:parent-style-name="Standard" style:list-style-name="L1">
      <style:text-properties officeooo:rsid="00075f96" officeooo:paragraph-rsid="00075f96"/>
    </style:style>
    <style:style style:name="T1" style:family="text">
      <style:text-properties officeooo:rsid="000885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38518619555278037" text:style-name="L1">
        <text:list-item>
          <text:p text:style-name="P1">Tasks done</text:p>
        </text:list-item>
        <text:list-item>
          <text:p text:style-name="P1">Problems encountered doing tasks</text:p>
        </text:list-item>
        <text:list-item>
          <text:p text:style-name="P1">Problems in implementation</text:p>
        </text:list-item>
        <text:list-item>
          <text:p text:style-name="P1">Status of the alpha prototype</text:p>
        </text:list-item>
        <text:list-item>
          <text:p text:style-name="P1">Status of the tests on alpha prototype</text:p>
        </text:list-item>
        <text:list-item>
          <text:p text:style-name="P2"><text:span text:style-name="T1">Explain parameters of DAO</text:span></text:p>
        </text:list-item>
        <text:list-item>
          <text:p text:style-name="P3">Status of Math Engine</text:p>
        </text:list-item>
        <text:list-item>
          <text:p text:style-name="P3">Status of Web/presentation layer</text:p>
        </text:list-item>
        <text:list-item>
          <text:p text:style-name="P1">Question time :-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7:09:15.80</meta:creation-date>
    <meta:generator>LibreOffice/4.0.5.2$Windows_x86 LibreOffice_project/5464147a081647a250913f19c0715bca595af2f</meta:generator>
    <dc:date>2013-11-18T17:18:25.55</dc:date>
    <meta:editing-duration>P0D</meta:editing-duration>
    <meta:editing-cycles>3</meta:editing-cycles>
    <meta:document-statistic meta:table-count="0" meta:image-count="0" meta:object-count="0" meta:page-count="1" meta:paragraph-count="9" meta:word-count="45" meta:character-count="248" meta:non-whitespace-character-count="221"/>
  </office:meta>
</office:document-meta>
</file>